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65A0DCCBB00CBBC5CA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9000000190444AC5A0E84290EF.png" manifest:media-type="image/png"/>
  <manifest:file-entry manifest:full-path="Pictures/10000201000001A5000001BE779176043E6E7A6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3465a4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3465a4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Design Discussions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Certification Rotation</text:span><text:span text:style-name="T2"><text:line-break/></text:span><text:span text:style-name="T3">by SCM Certificate Authority 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779176043E6E7A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ozone.apache.org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779176043E6E7A68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A0DCCBB00CBBC5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4-24T20:07:40.513423548</dc:date>
    <meta:editing-duration>P3DT20H51M55S</meta:editing-duration>
    <meta:editing-cycles>40</meta:editing-cycles>
    <meta:generator>LibreOffice/7.1.1.2$Linux_X86_64 LibreOffice_project/10$Build-2</meta:generator>
    <meta:document-statistic meta:object-count="38"/>
  </office:meta>
</office:document-meta>
</file>